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LAB<text:s/></text:span><text:span text:style-name="T3">3</text:span><text:span text:style-name="T4"><text:s/>Linear Programm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scuser</meta:initial-creator>
    <dc:creator>bscuser</dc:creator>
    <meta:creation-date>2018-10-01T11:22:00Z</meta:creation-date>
    <dc:date>2018-10-15T06:16:00Z</dc:date>
    <meta:print-date>2018-10-04T11:15:00Z</meta:print-date>
    <meta:template xlink:href="Normal.dotm" xlink:type="simple"/>
    <meta:editing-cycles>8</meta:editing-cycles>
    <meta:editing-duration>PT3120S</meta:editing-duration>
    <meta:document-statistic meta:page-count="1" meta:paragraph-count="1" meta:word-count="3" meta:character-count="24" meta:row-count="1" meta:non-whitespace-character-count="22"/>
  </office:meta>
</office:document-meta>
</file>